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14]-[.F14]" office:value-type="float" office:value="1150" calcext:value-type="float">
            <text:p>1.15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4])" office:value-type="float" office:value="1150" calcext:value-type="float">
            <text:p>1.15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9.198313641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9.2011939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9-01T14:08:09.536111622</dc:date>
    <dc:language>pt-PT</dc:language>
    <meta:editing-cycles>651</meta:editing-cycles>
    <meta:editing-duration>P1DT4H44M49S</meta:editing-duration>
    <meta:print-date>2020-06-16T10:17:24.261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